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18cm" fo:margin-left="-0.018cm" table:align="left" style:writing-mode="lr-tb"/>
    </style:style>
    <style:style style:name="Tableau1.A" style:family="table-column">
      <style:table-column-properties style:column-width="6.424cm"/>
    </style:style>
    <style:style style:name="Tableau1.B" style:family="table-column">
      <style:table-column-properties style:column-width="6.426cm"/>
    </style:style>
    <style:style style:name="Tableau1.D" style:family="table-column">
      <style:table-column-properties style:column-width="6.44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3333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D1" style:family="table-cell">
      <style:table-cell-properties style:vertical-align="middle" fo:background-color="#3333ff" fo:padding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D2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P1" style:family="paragraph" style:parent-style-name="Standard" style:list-style-name="WW8Num1"/>
    <style:style style:name="P2" style:family="paragraph" style:parent-style-name="Standard" style:list-style-name="WW8Num2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99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Table_20_Contents">
      <style:text-properties fo:color="#000000" style:font-name="Thorndale" style:font-name-complex="Thorndale"/>
    </style:style>
    <style:style style:name="P10" style:family="paragraph" style:parent-style-name="Table_20_Contents">
      <style:paragraph-properties style:snap-to-layout-grid="false"/>
      <style:text-properties fo:color="#000000" style:font-name="Thorndale" style:font-name-complex="Thorndale"/>
    </style:style>
    <style:style style:name="P11" style:family="paragraph" style:parent-style-name="Table_20_Heading">
      <style:text-properties fo:color="#ffffff" style:font-name="Thorndale" fo:font-style="italic" style:font-style-asian="italic" style:font-name-complex="Thorndale" style:font-style-complex="italic"/>
    </style:style>
    <style:style style:name="T1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30c6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font-name="Thorndale" style:font-name-complex="Thornd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odule de gestion des commandes en ligne</text:span></text:p>
      <text:p text:style-name="Standard"/>
      <text:p text:style-name="Standard">Le présent document a pour objectif de décrire de façon synthétique le fonctionnel envisagé pour le module de gestion des commandes et les tâches qui incomberont à chacun pour son bon fonctionnement.</text:p>
      <text:p text:style-name="Standard"/>
      <text:p text:style-name="Standard">Etapes préalables à la mise en exploitation :</text:p>
      <text:p text:style-name="Standard"/>
      <text:list xml:id="list2369496791" text:style-name="WW8Num1">
        <text:list-item>
          <text:p text:style-name="P1">Tous les producteurs devront être référencés dans le site afin de permettre les traitements ultérieurs. Cette liste sera évolutive dans le temps</text:p>
        </text:list-item>
        <text:list-item>
          <text:p text:style-name="P1">Pour chacun des producteurs, il conviendra de renseigner le « catalogue » des produits proposées,</text:p>
        </text:list-item>
      </text:list>
      <text:p text:style-name="Standard"/>
      <text:p text:style-name="Standard">Etapes préalables la saisie d'une commande pour un consommateur :</text:p>
      <text:list xml:id="list1914041957" text:style-name="WW8Num2">
        <text:list-item>
          <text:p text:style-name="P2">S’abonner au site,</text:p>
        </text:list-item>
        <text:list-item>
          <text:p text:style-name="P2">Les consommateurs ne souhaitant pas s’abonner pourront toujours fournir des bons de commandes papiers, un tiers (bénévole de pca ou producteur) enregistre leurs commandes dans le site &amp; pour ce faire devra enregistrer leur fiche. <text:span text:style-name="T2">Point pour les concepteurs : quid de la CNIL ?</text:span></text:p>
        </text:list-item>
      </text:list>
      <text:p text:style-name="Standard"/>
      <text:p text:style-name="P6">Scénario d'une période de commande </text:p>
      <text:p text:style-name="P5"/>
      <text:p text:style-name="P4">Point sur le vocabulaire employé : </text:p>
      <text:p text:style-name="P7"><text:span text:style-name="T3">Ce module n'étant pas destiné à être uniquement utilisé par PCA, nous avons essayé de la rendre le plus modul</text:span><text:span text:style-name="T4">aire</text:span><text:span text:style-name="T3"> possible, Nous permettrons notamment d'avoir une périodicité des commandes différentes du mois. C'est pour cela que dans le scénario ci-dessous le vocabulaire suivant est employé :</text:span></text:p>
      <text:p text:style-name="P7"><text:span text:style-name="T3">Période de commande <text:s/>= <text:s/>mois pour PCA</text:span></text:p>
      <text:p text:style-name="P4">Livraison = mercredi soir pour PCA</text:p>
      <text:p text:style-name="P3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11">QUI</text:p>
            </table:table-cell>
            <table:table-cell table:style-name="Tableau1.A1" office:value-type="string">
              <text:p text:style-name="P11">QUAND</text:p>
            </table:table-cell>
            <table:table-cell table:style-name="Tableau1.A1" office:value-type="string">
              <text:p text:style-name="P11">QUOI</text:p>
            </table:table-cell>
            <table:table-cell table:style-name="Tableau1.D1" office:value-type="string">
              <text:p text:style-name="P11">COMMENTAIR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9">Gestionnaire(s) du site (bénévoles)</text:p>
          </table:table-cell>
          <table:table-cell table:style-name="Tableau1.A2" office:value-type="string">
            <text:p text:style-name="P9">Avant le début des commandes d'une période</text:p>
          </table:table-cell>
          <table:table-cell table:style-name="Tableau1.A2" office:value-type="string">
            <text:p text:style-name="Table_20_Contents">Ajouter la période de commande suivante et créer les livraisons contenues associées.</text:p>
          </table:table-cell>
          <table:table-cell table:style-name="Tableau1.D2" office:value-type="string">
            <text:p text:style-name="Table_20_Contents">Il sera possible de publier plusieurs périodes de commande à la fois (et donc plusieurs bons de commande pour les consommateurs), par exemple pour l'été (juillet/août/sept).</text:p>
          </table:table-cell>
        </table:table-row>
        <table:table-row table:style-name="Tableau1.1">
          <table:table-cell table:style-name="Tableau1.A2" office:value-type="string">
            <text:p text:style-name="P9">Producteurs</text:p>
          </table:table-cell>
          <table:table-cell table:style-name="Tableau1.A2" office:value-type="string">
            <text:p text:style-name="P9">Après l'ouverture de la période et avant l'ouverture des commandes</text:p>
          </table:table-cell>
          <table:table-cell table:style-name="Tableau1.A2" office:value-type="string">
            <text:p text:style-name="Table_20_Contents"><text:span text:style-name="T6">S'abonner aux différentes livraisons de la période de commande à venir et </text:span><text:soft-page-break/><text:span text:style-name="T6">pour chacune d'elle sélectionner les produits proposés</text:span></text:p>
          </table:table-cell>
          <table:table-cell table:style-name="Tableau1.D2" office:value-type="string">
            <text:p text:style-name="Table_20_Contents">Il sera possible de pré-remplir les produits d'une livraison avec une <text:soft-page-break/>précédente sélection.</text:p>
          </table:table-cell>
        </table:table-row>
        <table:table-row table:style-name="Tableau1.1">
          <table:table-cell table:style-name="Tableau1.A2" office:value-type="string">
            <text:p text:style-name="P9">Gestionnaire(s) du site</text:p>
          </table:table-cell>
          <table:table-cell table:style-name="Tableau1.A2" office:value-type="string">
            <text:p text:style-name="P9">Publier la période de commande</text:p>
          </table:table-cell>
          <table:table-cell table:style-name="Tableau1.A2" office:value-type="string">
            <text:p text:style-name="Table_20_Contents"><text:span text:style-name="T6">En fin de période de commande précédente ou, à minima, lorsque les producteurs valident le paramétrage de leurs commandes</text:span></text:p>
          </table:table-cell>
          <table:table-cell table:style-name="Tableau1.D2" office:value-type="string">
            <text:p text:style-name="P10"/>
          </table:table-cell>
        </table:table-row>
        <table:table-row table:style-name="Tableau1.1">
          <table:table-cell table:style-name="Tableau1.A2" office:value-type="string">
            <text:p text:style-name="P9">Consommateurs</text:p>
          </table:table-cell>
          <table:table-cell table:style-name="Tableau1.A2" office:value-type="string">
            <text:p text:style-name="P9">Dès publication de la période de commande</text:p>
          </table:table-cell>
          <table:table-cell table:style-name="Tableau1.A2" office:value-type="string">
            <text:p text:style-name="P9">Saisie de la commande</text:p>
          </table:table-cell>
          <table:table-cell table:style-name="Tableau1.D2" office:value-type="string">
            <text:p text:style-name="Table_20_Contents"><text:span text:style-name="T6">La saisie se fera sous la forme d'un écran regroupant tous les producteurs et toutes les livraisons (un peu comme l’ancien bon de commande commun).</text:span></text:p>
            <text:p text:style-name="P9">Suite à la validation de la commande, un récapitulatif indiquera à chaque consommateur quel montant il doit à quel producteur,</text:p>
          </table:table-cell>
        </table:table-row>
        <table:table-row table:style-name="Tableau1.1">
          <table:table-cell table:style-name="Tableau1.A2" office:value-type="string">
            <text:p text:style-name="P9">Producteurs ou bénévoles</text:p>
          </table:table-cell>
          <table:table-cell table:style-name="Tableau1.A2" office:value-type="string">
            <text:p text:style-name="P9">A la clôture de la saisie</text:p>
          </table:table-cell>
          <table:table-cell table:style-name="Tableau1.A2" office:value-type="string">
            <text:p text:style-name="P9">Saisir les bons de commandes reçus papier</text:p>
          </table:table-cell>
          <table:table-cell table:style-name="Tableau1.D2" office:value-type="string">
            <text:p text:style-name="Table_20_Contents">Les producteurs ou bénévoles qui font cette saisie peuvent ajouter des nouveaux comptes consommateurs pour ceux qui ne sont pas encore abonnés.</text:p>
            <text:p text:style-name="Table_20_Contents"><text:span text:style-name="T6">Pour les producteurs, il sera alors possible de connaître son planning de production pour la période de commande et les règlements attendus</text:span></text:p>
          </table:table-cell>
        </table:table-row>
        <table:table-row table:style-name="Tableau1.1">
          <table:table-cell table:style-name="Tableau1.A2" office:value-type="string">
            <text:p text:style-name="P9">Producteur</text:p>
          </table:table-cell>
          <table:table-cell table:style-name="Tableau1.A2" office:value-type="string">
            <text:p text:style-name="P9">Avant chaque livraison</text:p>
          </table:table-cell>
          <table:table-cell table:style-name="Tableau1.A2" office:value-type="string">
            <text:p text:style-name="Table_20_Contents"><text:span text:style-name="T6">Editer la liste des produits à fournir pour chaque.</text:span></text:p>
          </table:table-cell>
          <table:table-cell table:style-name="Tableau1.D2" office:value-type="string">
            <text:p text:style-name="Table_20_Contents"><text:span text:style-name="T6">Si le producteur a fait le choix d'enregistrer les règlements sur le site cette liste lui indiquera également les consommateurs lui devant encore qq chose</text:span></text:p>
          </table:table-cell>
        </table:table-row>
        <table:table-row table:style-name="Tableau1.1">
          <table:table-cell table:style-name="Tableau1.A2" office:value-type="string">
            <text:p text:style-name="P9">Producteur</text:p>
          </table:table-cell>
          <table:table-cell table:style-name="Tableau1.A2" office:value-type="string">
            <text:p text:style-name="P9">N'importe quand</text:p>
          </table:table-cell>
          <table:table-cell table:style-name="Tableau1.A2" office:value-type="string">
            <text:p text:style-name="P9">Avoir un suivi de ces commandes et du CA réalisé</text:p>
          </table:table-cell>
          <table:table-cell table:style-name="Tableau1.D2" office:value-type="string">
            <text:p text:style-name="P9">Les statistiques souhaitées restent à défini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SimSun" style:font-family-asian="SimSun, 宋体" style:font-pitch-asian="variable" style:font-size-asian="12pt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ffffff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 Bonnet</meta:initial-creator>
    <meta:creation-date>2016-03-05T15:07:00</meta:creation-date>
    <dc:creator>Vincent Finkelstein</dc:creator>
    <dc:date>2017-12-06T21:32:20.868695196</dc:date>
    <meta:editing-cycles>5</meta:editing-cycles>
    <meta:editing-duration>PT43M20S</meta:editing-duration>
    <meta:document-statistic meta:table-count="1" meta:image-count="0" meta:object-count="0" meta:page-count="2" meta:paragraph-count="46" meta:word-count="513" meta:character-count="3225" meta:non-whitespace-character-count="2758"/>
    <meta:generator>LibreOffice/5.4.1.2$Linux_X86_64 LibreOffice_project/40m0$Build-2</meta:generator>
  </office:meta>
</office:document-meta>
</file>